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6" style:family="table-cell" style:parent-style-name="Default" style:data-style-name="N37"/>
    <style:style style:name="ce7" style:family="table-cell" style:parent-style-name="Default">
      <style:text-properties style:text-underline-style="none"/>
    </style:style>
    <style:style style:name="ce3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9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9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9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6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13])" office:value-type="float" office:value="373">
            <text:p>373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73">
            <text:p>373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97">
            <text:p>5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6/07/2012</text:date>, <text:time>02:0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7-06T02:08:42</dc:date>
    <meta:editing-duration>PT01H40M17S</meta:editing-duration>
    <meta:editing-cycles>130</meta:editing-cycles>
    <meta:generator>OpenOffice.org/3.2$Unix OpenOffice.org_project/320m12$Build-9483</meta:generator>
    <dc:creator>david </dc:creator>
    <meta:document-statistic meta:table-count="5" meta:cell-count="397" meta:object-count="0"/>
  </office:meta>
</office:document-meta>
</file>